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ekha" svg:font-family="Rekha" style:font-pitch="variable"/>
    <style:font-face style:name="Timesnewroman" svg:font-family="Timesnewroman" style:font-family-generic="roman"/>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style:font-name="F"/>
    </style:style>
    <style:style style:name="P3" style:family="paragraph" style:parent-style-name="Standard">
      <style:text-properties style:font-name="F" officeooo:rsid="00134a75" officeooo:paragraph-rsid="00134a75"/>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style:font-name="F" officeooo:rsid="00134a75" officeooo:paragraph-rsid="00134a75"/>
    </style:style>
    <style:style style:name="P9" style:family="paragraph" style:parent-style-name="Text_20_body">
      <style:text-properties style:font-name="F"/>
    </style:style>
    <style:style style:name="P10" style:family="paragraph" style:parent-style-name="Text_20_body">
      <style:text-properties style:font-name="F" officeooo:paragraph-rsid="00134a75"/>
    </style:style>
    <style:style style:name="P11" style:family="paragraph" style:parent-style-name="Text_20_body" style:list-style-name="L3">
      <style:text-properties style:font-name="F"/>
    </style:style>
    <style:style style:name="T1" style:family="text">
      <style:text-properties style:font-name="Timesnewroman"/>
    </style:style>
    <style:style style:name="T2" style:family="text">
      <style:text-properties style:font-name="Rekha"/>
    </style:style>
    <style:style style:name="T3" style:family="text">
      <style:text-properties style:font-name="F"/>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atihan :</text:p>
      <text:p text:style-name="Text_20_body"><text:span text:style-name="T3">Program di atas adalah sebuah program Go yang memiliki fungsi </text:span><text:span text:style-name="Source_20_Text"><text:span text:style-name="T3">mxdiflg</text:span></text:span><text:span text:style-name="T3"> untuk mencari jarak terjauh dari perbandingan elemen terpendek dan terpanjang dari dua array string. Berikut adalah penjelasan dari isi program tersebut:</text:span></text:p>
      <text:list xml:id="list4232514132" text:style-name="L4">
        <text:list-item>
          <text:p text:style-name="P7"><text:span text:style-name="T3">Fungsi </text:span><text:span text:style-name="Source_20_Text"><text:span text:style-name="T3">mxdiflg</text:span></text:span><text:span text:style-name="T3">: Fungsi ini menerima dua parameter berupa array string </text:span><text:span text:style-name="Source_20_Text"><text:span text:style-name="T3">a1</text:span></text:span><text:span text:style-name="T3"> dan </text:span><text:span text:style-name="Source_20_Text"><text:span text:style-name="T3">a2</text:span></text:span><text:span text:style-name="T3">. Fungsi ini akan mengembalikan jarak terjauh antara perbandingan elemen terpendek dari </text:span><text:span text:style-name="Source_20_Text"><text:span text:style-name="T3">a1</text:span></text:span><text:span text:style-name="T3"> dan elemen terpanjang dari </text:span><text:span text:style-name="Source_20_Text"><text:span text:style-name="T3">a2</text:span></text:span><text:span text:style-name="T3">, serta perbandingan elemen terpendek dari </text:span><text:span text:style-name="Source_20_Text"><text:span text:style-name="T3">a2</text:span></text:span><text:span text:style-name="T3"> dan elemen terpanjang dari </text:span><text:span text:style-name="Source_20_Text"><text:span text:style-name="T3">a1</text:span></text:span><text:span text:style-name="T3">.</text:span></text:p>
        </text:list-item>
        <text:list-item>
          <text:p text:style-name="P7"><text:span text:style-name="T3">Penanganan kasus array kosong: Program ini melakukan pemeriksaan awal untuk memastikan array </text:span><text:span text:style-name="Source_20_Text"><text:span text:style-name="T3">a1</text:span></text:span><text:span text:style-name="T3"> dan </text:span><text:span text:style-name="Source_20_Text"><text:span text:style-name="T3">a2</text:span></text:span><text:span text:style-name="T3"> tidak kosong. Jika salah satu dari array tersebut kosong, maka fungsi </text:span><text:span text:style-name="Source_20_Text"><text:span text:style-name="T3">mxdiflg</text:span></text:span><text:span text:style-name="T3"> akan mengembalikan nilai </text:span><text:span text:style-name="Source_20_Text"><text:span text:style-name="T3">-1</text:span></text:span><text:span text:style-name="T3">.</text:span></text:p>
        </text:list-item>
        <text:list-item>
          <text:p text:style-name="P7"><text:span text:style-name="T3">Pencarian panjang terpendek dan terpanjang: Program ini melakukan pencarian panjang terpendek dan terpanjang dari masing-masing array. Variabel </text:span><text:span text:style-name="Source_20_Text"><text:span text:style-name="T3">minA1</text:span></text:span><text:span text:style-name="T3"> dan </text:span><text:span text:style-name="Source_20_Text"><text:span text:style-name="T3">maxA1</text:span></text:span><text:span text:style-name="T3"> digunakan untuk menyimpan panjang terpendek dan terpanjang dari </text:span><text:span text:style-name="Source_20_Text"><text:span text:style-name="T3">a1</text:span></text:span><text:span text:style-name="T3">, sedangkan variabel </text:span><text:span text:style-name="Source_20_Text"><text:span text:style-name="T3">minA2</text:span></text:span><text:span text:style-name="T3"> dan </text:span><text:span text:style-name="Source_20_Text"><text:span text:style-name="T3">maxA2</text:span></text:span><text:span text:style-name="T3"> digunakan untuk menyimpan panjang terpendek dan terpanjang dari </text:span><text:span text:style-name="Source_20_Text"><text:span text:style-name="T3">a2</text:span></text:span><text:span text:style-name="T3">.</text:span></text:p>
        </text:list-item>
        <text:list-item>
          <text:p text:style-name="P7"><text:span text:style-name="T3">Iterasi dan pembandingan panjang setiap elemen: Program menggunakan dua perulangan </text:span><text:span text:style-name="Source_20_Text"><text:span text:style-name="T3">for</text:span></text:span><text:span text:style-name="T3"> untuk mengiterasi setiap elemen dalam array </text:span><text:span text:style-name="Source_20_Text"><text:span text:style-name="T3">a1</text:span></text:span><text:span text:style-name="T3"> dan </text:span><text:span text:style-name="Source_20_Text"><text:span text:style-name="T3">a2</text:span></text:span><text:span text:style-name="T3">. Selama iterasi, panjang setiap elemen akan dibandingkan dengan panjang terpendek dan terpanjang yang telah ditemukan sebelumnya. Jika panjang elemen lebih kecil dari </text:span><text:span text:style-name="Source_20_Text"><text:span text:style-name="T3">minA1</text:span></text:span><text:span text:style-name="T3">, maka </text:span><text:span text:style-name="Source_20_Text"><text:span text:style-name="T3">minA1</text:span></text:span><text:span text:style-name="T3"> akan diperbarui. Jika panjang elemen lebih besar dari </text:span><text:span text:style-name="Source_20_Text"><text:span text:style-name="T3">maxA1</text:span></text:span><text:span text:style-name="T3">, maka </text:span><text:span text:style-name="Source_20_Text"><text:span text:style-name="T3">maxA1</text:span></text:span><text:span text:style-name="T3"> akan diperbarui. Hal yang sama berlaku untuk array </text:span><text:span text:style-name="Source_20_Text"><text:span text:style-name="T3">a2</text:span></text:span><text:span text:style-name="T3"> dengan variabel </text:span><text:span text:style-name="Source_20_Text"><text:span text:style-name="T3">minA2</text:span></text:span><text:span text:style-name="T3"> dan </text:span><text:span text:style-name="Source_20_Text"><text:span text:style-name="T3">maxA2</text:span></text:span><text:span text:style-name="T3">.</text:span></text:p>
        </text:list-item>
        <text:list-item>
          <text:p text:style-name="P7"><text:span text:style-name="T3">Perhitungan jarak terjauh: Setelah menemukan panjang terpendek dan terpanjang dari masing-masing array, program akan menghitung jarak terjauh antara perbandingan elemen terpendek dari </text:span><text:span text:style-name="Source_20_Text"><text:span text:style-name="T3">a1</text:span></text:span><text:span text:style-name="T3"> dan elemen terpanjang dari </text:span><text:span text:style-name="Source_20_Text"><text:span text:style-name="T3">a2</text:span></text:span><text:span text:style-name="T3">, serta perbandingan elemen terpendek dari </text:span><text:span text:style-name="Source_20_Text"><text:span text:style-name="T3">a2</text:span></text:span><text:span text:style-name="T3"> dan elemen terpanjang dari </text:span><text:span text:style-name="Source_20_Text"><text:span text:style-name="T3">a1</text:span></text:span><text:span text:style-name="T3">. Jarak terjauh akan dihitung dengan cara menghitung selisih antara panjang terpanjang dan panjang terpendek.</text:span></text:p>
        </text:list-item>
        <text:list-item>
          <text:p text:style-name="P7"><text:span text:style-name="T3">Fungsi </text:span><text:span text:style-name="Source_20_Text"><text:span text:style-name="T3">max</text:span></text:span><text:span text:style-name="T3">: Fungsi ini digunakan untuk mengembalikan nilai terbesar dari dua bilangan bulat yang diberikan.</text:span></text:p>
        </text:list-item>
        <text:list-item>
          <text:p text:style-name="P7"><text:span text:style-name="T3">Fungsi </text:span><text:span text:style-name="Source_20_Text"><text:span text:style-name="T3">main()</text:span></text:span><text:span text:style-name="T3">: Fungsi ini berfungsi sebagai entry point untuk program. Pada fungsi ini, array </text:span><text:span text:style-name="Source_20_Text"><text:span text:style-name="T3">a1</text:span></text:span><text:span text:style-name="T3"> dan </text:span><text:span text:style-name="Source_20_Text"><text:span text:style-name="T3">a2</text:span></text:span><text:span text:style-name="T3"> diberikan nilai yang sesuai, dan fungsi </text:span><text:span text:style-name="Source_20_Text"><text:span text:style-name="T3">mxdiflg</text:span></text:span><text:span text:style-name="T3"> dipanggil untuk mencari jarak terjauh dari perbandingan elemen terpendek dan terpanjang. Hasil jarak terjauh kemudian akan ditampilkan ke layar menggunakan </text:span><text:span text:style-name="Source_20_Text"><text:span text:style-name="T3">fmt.Println</text:span></text:span><text:span text:style-name="T3">.</text:span></text:p>
        </text:list-item>
      </text:list>
      <text:p text:style-name="P9"/>
      <text:p text:style-name="P2"/>
      <text:p text:style-name="P2"/>
      <text:p text:style-name="P2"><text:soft-page-break/></text:p>
      <text:p text:style-name="P2"/>
      <text:p text:style-name="P2"/>
      <text:p text:style-name="P2"/>
      <text:p text:style-name="P2"/>
      <text:p text:style-name="P2"/>
      <text:p text:style-name="P3">Tugas :</text:p>
      <text:p text:style-name="P3"/>
      <text:p text:style-name="P10">Program di atas adalah sebuah program Go yang menerima sebuah string yang merupakan representasi angka Romawi dan mengembalikan nilai desimal yang sesuai dengan representasi tersebut. Berikut adalah penjelasan dari setiap bagian program:</text:p>
      <text:list xml:id="list3103051281" text:style-name="L3">
        <text:list-item>
          <text:p text:style-name="P6"><text:span text:style-name="Source_20_Text"><text:span text:style-name="T3">romanToDecimal</text:span></text:span><text:span text:style-name="T3">: Variabel ini adalah map yang digunakan untuk memetakan simbol Romawi ke nilai desimalnya. Ini memudahkan konversi dari simbol Romawi ke angka desimal.</text:span></text:p>
        </text:list-item>
        <text:list-item>
          <text:p text:style-name="P6"><text:span text:style-name="Source_20_Text"><text:span text:style-name="T3">romanToInt</text:span></text:span><text:span text:style-name="T3">: Ini adalah fungsi yang melakukan konversi dari angka Romawi menjadi angka desimal. Fungsi ini memiliki satu parameter </text:span><text:span text:style-name="Source_20_Text"><text:span text:style-name="T3">s</text:span></text:span><text:span text:style-name="T3"> yang merupakan string angka Romawi. Fungsi ini akan mengembalikan angka desimal yang sesuai dengan representasi angka Romawi yang diberikan.</text:span></text:p>
        </text:list-item>
        <text:list-item>
          <text:p text:style-name="P6"><text:span text:style-name="Source_20_Text"><text:span text:style-name="T3">total</text:span></text:span><text:span text:style-name="T3"> dan </text:span><text:span text:style-name="Source_20_Text"><text:span text:style-name="T3">prevValue</text:span></text:span><text:span text:style-name="T3">: Variabel ini digunakan untuk menyimpan total nilai desimal yang sudah dihitung dan nilai desimal dari simbol Romawi sebelumnya saat iterasi.</text:span></text:p>
        </text:list-item>
        <text:list-item>
          <text:p text:style-name="P11">Iterasi dari kanan ke kiri: Kita melakukan iterasi dari kanan ke kiri pada string angka Romawi karena representasi angka Romawi biasanya berurutan dari simbol terkecil ke simbol terbesar dari kiri ke kanan.</text:p>
        </text:list-item>
        <text:list-item>
          <text:p text:style-name="P6"><text:span text:style-name="T3">Konversi nilai desimal: Saat melakukan iterasi, kita mendapatkan nilai desimal dari simbol Romawi saat ini menggunakan map </text:span><text:span text:style-name="Source_20_Text"><text:span text:style-name="T3">romanToDecimal</text:span></text:span><text:span text:style-name="T3">. Jika nilai desimal saat ini lebih kecil dari nilai desimal sebelumnya, berarti kita memiliki pengurangan seperti contoh "IV" (5 - 1). Jika tidak, berarti kita memiliki penjumlahan seperti contoh "V" (5) atau "III" (1 + 1 + 1).</text:span></text:p>
        </text:list-item>
        <text:list-item>
          <text:p text:style-name="P6"><text:span text:style-name="T3">Penanganan nilai desimal saat iterasi: Nilai desimal saat ini akan ditambahkan atau dikurangkan dari </text:span><text:span text:style-name="Source_20_Text"><text:span text:style-name="T3">total</text:span></text:span><text:span text:style-name="T3"> tergantung pada apakah representasi angka Romawi saat ini memerlukan penjumlahan atau pengurangan.</text:span></text:p>
        </text:list-item>
        <text:list-item>
          <text:p text:style-name="P6"><text:span text:style-name="T3">Pengembalian hasil: Setelah iterasi selesai, fungsi akan mengembalikan </text:span><text:span text:style-name="Source_20_Text"><text:span text:style-name="T3">total</text:span></text:span><text:span text:style-name="T3"> yang merupakan nilai desimal akhir dari representasi angka Romawi yang diberikan.</text:span></text:p>
        </text:list-item>
        <text:list-item>
          <text:p text:style-name="P6"><text:span text:style-name="Source_20_Text"><text:span text:style-name="T3">main()</text:span></text:span><text:span text:style-name="T3">: Fungsi ini berfungsi sebagai entry point untuk program. Pada fungsi ini, kita menguji fungsi </text:span><text:span text:style-name="Source_20_Text"><text:span text:style-name="T3">romanToInt</text:span></text:span><text:span text:style-name="T3"> dengan dua contoh: "III" dan "LVIII". Hasil dari konversi ditampilkan ke layar menggunakan </text:span><text:span text:style-name="Source_20_Text"><text:span text:style-name="T3">fmt.Printf</text:span></text:span><text:span text:style-name="T3">.</text:span></text:p>
        </text:list-item>
      </text:list>
      <text:p text:style-name="P10"/>
      <text:p text:style-name="P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ekha" svg:font-family="Rekha" style:font-pitch="variable"/>
    <style:font-face style:name="Timesnewroman" svg:font-family="Timesnew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6T13:08:59.473788894</meta:creation-date>
    <dc:date>2023-07-26T14:11:51.934082268</dc:date>
    <meta:editing-duration>PT1H2M49S</meta:editing-duration>
    <meta:editing-cycles>7</meta:editing-cycles>
    <meta:generator>LibreOffice/7.3.7.2$Linux_X86_64 LibreOffice_project/30$Build-2</meta:generator>
    <meta:document-statistic meta:table-count="0" meta:image-count="0" meta:object-count="0" meta:page-count="3" meta:paragraph-count="19" meta:word-count="630" meta:character-count="4378" meta:non-whitespace-character-count="3782"/>
  </office:meta>
</office:document-meta>
</file>